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60022687BE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HP Simplified" svg:font-family="'HP Simplifi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fo:text-align="center" style:justify-single-word="false" style:page-number="auto"/>
      <style:text-properties style:font-name="HP Simplified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0e67fe"/>
    </style:style>
    <style:style style:name="P5" style:family="paragraph" style:parent-style-name="Standard">
      <style:paragraph-properties fo:text-align="justify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tab/><text:tab/><text:tab/><text:tab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3"><text:a xlink:type="simple" xlink:href="#__RefHeading___Toc6951_2657782167" text:style-name="Index_20_Link" text:visited-style-name="Index_20_Link">1. Introducción<text:tab/>3</text:a></text:p>
          <text:p text:style-name="P3"><text:a xlink:type="simple" xlink:href="#__RefHeading___Toc6953_2657782167" text:style-name="Index_20_Link" text:visited-style-name="Index_20_Link">2. Requisitos previos<text:tab/>3</text:a></text:p>
          <text:p text:style-name="P3"><text:a xlink:type="simple" xlink:href="#__RefHeading___Toc6955_2657782167" text:style-name="Index_20_Link" text:visited-style-name="Index_20_Link">3. Interfaz principal<text:tab/>3</text:a></text:p>
          <text:p text:style-name="P3"><text:a xlink:type="simple" xlink:href="#__RefHeading___Toc6957_2657782167" text:style-name="Index_20_Link" text:visited-style-name="Index_20_Link">4.1 Iniciar la transcripción<text:tab/>3</text:a></text:p>
          <text:p text:style-name="P3"><text:a xlink:type="simple" xlink:href="#__RefHeading___Toc6959_2657782167" text:style-name="Index_20_Link" text:visited-style-name="Index_20_Link">4.2 Pausar la transcripción<text:tab/>3</text:a></text:p>
          <text:p text:style-name="P3"><text:a xlink:type="simple" xlink:href="#__RefHeading___Toc6961_2657782167" text:style-name="Index_20_Link" text:visited-style-name="Index_20_Link">4.3 Detener la transcripción<text:tab/>3</text:a></text:p>
          <text:p text:style-name="P3"><text:a xlink:type="simple" xlink:href="#__RefHeading___Toc6963_2657782167" text:style-name="Index_20_Link" text:visited-style-name="Index_20_Link">4.4 Limpiar la transcripción<text:tab/>3</text:a></text:p>
          <text:p text:style-name="P3"><text:a xlink:type="simple" xlink:href="#__RefHeading___Toc6965_2657782167" text:style-name="Index_20_Link" text:visited-style-name="Index_20_Link">4.5 Copiar la transcripción<text:tab/>3</text:a></text:p>
          <text:p text:style-name="P3"><text:a xlink:type="simple" xlink:href="#__RefHeading___Toc6967_2657782167" text:style-name="Index_20_Link" text:visited-style-name="Index_20_Link">4.6 Descargar la transcripción<text:tab/>3</text:a></text:p>
          <text:p text:style-name="P3"><text:a xlink:type="simple" xlink:href="#__RefHeading___Toc6969_2657782167" text:style-name="Index_20_Link" text:visited-style-name="Index_20_Link">4.7 Cambiar entre modo claro y oscuro<text:tab/>4</text:a></text:p>
          <text:p text:style-name="P3"><text:a xlink:type="simple" xlink:href="#__RefHeading___Toc6971_2657782167" text:style-name="Index_20_Link" text:visited-style-name="Index_20_Link">5. Consejos de uso<text:tab/>4</text:a></text:p>
          <text:p text:style-name="P3"><text:a xlink:type="simple" xlink:href="#__RefHeading___Toc6973_2657782167" text:style-name="Index_20_Link" text:visited-style-name="Index_20_Link">6. Solución de problemas<text:tab/>4</text:a></text:p>
          <text:p text:style-name="P3"><text:a xlink:type="simple" xlink:href="#__RefHeading___Toc6975_2657782167" text:style-name="Index_20_Link" text:visited-style-name="Index_20_Link">7. Cierre de la aplicación<text:tab/>4</text:a></text:p>
        </text:index-body>
      </text:table-of-content>
      <text:h text:style-name="P4" text:outline-level="1" text:is-list-header="true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6951_2657782167"/><text:soft-page-break/>1. Introducción<text:bookmark-end text:name="__RefHeading___Toc6951_2657782167"/></text:h>
      <text:p text:style-name="P5">Este sistema permite transcribir en tiempo real el audio de clases online, reuniones o conferencias. El programa captura el sonido (micrófono o sistema), lo procesa con inteligencia artificial y muestra el texto transcrito en la pantalla. El usuario puede: - Ver la transcripción en vivo. - Pausar o detener la transcripción. - Copiar el texto generado. - Limpiar la caja de texto. - Descargar la transcripción en TXT o en SRT. - Cambiar entre modo claro y oscuro.</text:p>
      <text:h text:style-name="Heading_20_2" text:outline-level="2"><text:bookmark-start text:name="__RefHeading___Toc6953_2657782167"/>2. Requisitos previos<text:bookmark-end text:name="__RefHeading___Toc6953_2657782167"/></text:h>
      <text:p text:style-name="P5">Tener el sistema ejecutándose en el navegador local (http://localhost/...). - Contar con micrófono habilitado o configurar la captura de audio del sistema. - Navegador recomendado: Google Chrome o Microsoft Edge.</text:p>
      <text:p text:style-name="Standard"/>
      <text:h text:style-name="Heading_20_2" text:outline-level="2"><text:bookmark-start text:name="__RefHeading___Toc6955_2657782167"/>3. Interfaz principal<text:bookmark-end text:name="__RefHeading___Toc6955_2657782167"/></text:h>
      <text:p text:style-name="P5">La aplicación muestra: 1. Área de transcripción (texto en tiempo real). 2. Controles principales: iniciar, pausar, detener, limpiar. 3. Opciones adicionales: copiar texto, descargar, cambiar tema. [ESPACIO PARA CAPTURA DE PANTALLA DE LA INTERFAZ PRINCIPAL]</text:p>
      <text:p text:style-name="Standard"/>
      <text:h text:style-name="Heading_20_2" text:outline-level="2"><text:bookmark-start text:name="__RefHeading___Toc6957_2657782167"/>4.1 Iniciar la transcripción<text:bookmark-end text:name="__RefHeading___Toc6957_2657782167"/></text:h>
      <text:p text:style-name="Standard">1. Abra la aplicación en su navegador. 2. Seleccione la fuente de audio: micrófono o sistema. 3. Presione el botón Iniciar. [ESPACIO PARA CAPTURA DEL BOTÓN 'INICIAR']</text:p>
      <text:p text:style-name="Standard"/>
      <text:h text:style-name="Heading_20_2" text:outline-level="2"><text:bookmark-start text:name="__RefHeading___Toc6959_2657782167"/>4.2 Pausar la transcripción<text:bookmark-end text:name="__RefHeading___Toc6959_2657782167"/></text:h>
      <text:p text:style-name="Standard">Presione 'Pausar' para detener momentáneamente la captura. Luego use 'Reanudar' para continuar. [ESPACIO PARA CAPTURA DE ESTADO 'PAUSADO']</text:p>
      <text:p text:style-name="Standard"/>
      <text:h text:style-name="Heading_20_2" text:outline-level="2"><text:bookmark-start text:name="__RefHeading___Toc6961_2657782167"/>4.3 Detener la transcripción<text:bookmark-end text:name="__RefHeading___Toc6961_2657782167"/></text:h>
      <text:p text:style-name="Standard">Presione 'Detener' si ya no necesita seguir grabando. El texto se mantiene en pantalla hasta que lo borre o lo descargue. [ESPACIO PARA CAPTURA BOTÓN 'DETENER']</text:p>
      <text:p text:style-name="Standard"/>
      <text:h text:style-name="Heading_20_2" text:outline-level="2"><text:bookmark-start text:name="__RefHeading___Toc6963_2657782167"/>4.4 Limpiar la transcripción<text:bookmark-end text:name="__RefHeading___Toc6963_2657782167"/></text:h>
      <text:p text:style-name="Standard">Use 'Limpiar' para borrar el área de texto y empezar de nuevo. [ESPACIO PARA CAPTURA ANTES Y DESPUÉS DE LIMPIAR]</text:p>
      <text:p text:style-name="Standard"/>
      <text:h text:style-name="Heading_20_2" text:outline-level="2"><text:bookmark-start text:name="__RefHeading___Toc6965_2657782167"/>4.5 Copiar la transcripción<text:bookmark-end text:name="__RefHeading___Toc6965_2657782167"/></text:h>
      <text:p text:style-name="Standard">Con 'Copiar', el texto se guarda en el portapapeles para pegar en Word, Bloc de notas u otra aplicación. [ESPACIO PARA CAPTURA MENSAJE 'TEXTO COPIADO']</text:p>
      <text:p text:style-name="Standard"/>
      <text:h text:style-name="Heading_20_2" text:outline-level="2"><text:bookmark-start text:name="__RefHeading___Toc6967_2657782167"/>4.6 Descargar la transcripción<text:bookmark-end text:name="__RefHeading___Toc6967_2657782167"/></text:h>
      <text:p text:style-name="Standard">Existen dos formatos: - TXT (texto simple). - SRT (subtítulos con marcas de tiempo). [ESPACIO PARA CAPTURA DE VENTANA DE DESCARGA]</text:p>
      <text:p text:style-name="Standard"/>
      <text:h text:style-name="Heading_20_2" text:outline-level="2"><text:bookmark-start text:name="__RefHeading___Toc6969_2657782167"/><text:soft-page-break/>4.7 Cambiar entre modo claro y oscuro<text:bookmark-end text:name="__RefHeading___Toc6969_2657782167"/></text:h>
      <text:p text:style-name="Standard">Presione el botón 'Tema' para alternar entre modos. El modo oscuro está inspirado en ChatGPT. [ESPACIO PARA CAPTURA DE AMBOS TEMAS]</text:p>
      <text:p text:style-name="Standard"/>
      <text:h text:style-name="Heading_20_2" text:outline-level="2"><text:bookmark-start text:name="__RefHeading___Toc6971_2657782167"/>5. Consejos de uso<text:bookmark-end text:name="__RefHeading___Toc6971_2657782167"/></text:h>
      <text:p text:style-name="Standard">- Use auriculares con micrófono en clases online. - Coloque el micrófono cerca del orador. - Haga pausas naturales para mejorar los subtítulos.</text:p>
      <text:p text:style-name="Standard"/>
      <text:h text:style-name="Heading_20_2" text:outline-level="2"><text:bookmark-start text:name="__RefHeading___Toc6973_2657782167"/>6. Solución de problemas<text:bookmark-end text:name="__RefHeading___Toc6973_2657782167"/></text:h>
      <text:p text:style-name="Standard">- No aparece texto → revise permisos del micrófono en el navegador. - No se escucha → verifique la entrada de audio en Windows. - Retraso → cierre aplicaciones pesadas (el modelo corre en CPU). - No descarga → habilite descargas desde localhost en el navegador.</text:p>
      <text:p text:style-name="Standard"/>
      <text:h text:style-name="Heading_20_2" text:outline-level="2"><text:bookmark-start text:name="__RefHeading___Toc6975_2657782167"/>7. Cierre de la aplicación<text:bookmark-end text:name="__RefHeading___Toc6975_2657782167"/></text:h>
      <text:p text:style-name="Standard">- Cuando termine, cierre la pestaña del navegador. - Detenga el servidor desde XAMPP o la terminal de FastAP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HP Simplified" svg:font-family="'HP Simplifi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portada2" xlink:href="Pictures/10000000000004000000060022687BE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portada2" style:repeat="stretch" style:footnote-max-height="0cm" loext:margin-gutter="0cm">
        <style:background-image xlink:href="Pictures/10000000000004000000060022687BE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portada2" style:repeat="stretch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09-16T17:27:26.788825100</dc:date>
    <meta:editing-duration>PT4M44S</meta:editing-duration>
    <meta:editing-cycles>1</meta:editing-cycles>
    <meta:document-statistic meta:table-count="0" meta:image-count="0" meta:object-count="0" meta:page-count="4" meta:paragraph-count="41" meta:word-count="507" meta:character-count="3130" meta:non-whitespace-character-count="2659"/>
  </office:meta>
</office:document-meta>
</file>